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NTPHandlerConfigurationDataImpl.getHello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NTPServer.get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Server.service( final ServiceManager component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NTPServer.setMailServer( MailServer mail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HandlerConfigurationDataImpl.isAuth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Server.setRepository( NNTPRepository nntp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Server.setUserRepository( UsersRepository user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Server.getConfiguration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Server.getServic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HandlerConfigurationDataImpl.getUsers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Server.configure( final Configuration configur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NTPServer.newProtocolHandler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NTPHandlerConfigurationDataImpl.getNNTP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